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7.17cm" style:rel-column-width="27620*"/>
    </style:style>
    <style:style style:name="Tableau1.B" style:family="table-column">
      <style:table-column-properties style:column-width="9.843cm" style:rel-column-width="3791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1.B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de description textuelle d'un cas d'utilisation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Cas d'utilisation</text:p>
          </table:table-cell>
          <table:table-cell table:style-name="Tableau1.B1" office:value-type="string">
            <text:p text:style-name="P8">Gérer l'entrée pour accéder la parking</text:p>
          </table:table-cell>
        </table:table-row>
        <table:table-row>
          <table:table-cell table:style-name="Tableau1.A2" office:value-type="string">
            <text:p text:style-name="P8">Résumé</text:p>
          </table:table-cell>
          <table:table-cell table:style-name="Tableau1.B2" office:value-type="string">
            <text:p text:style-name="P8">Procédure lorsque l'on souhaite accéder au parking</text:p>
          </table:table-cell>
        </table:table-row>
        <table:table-row>
          <table:table-cell table:style-name="Tableau1.A2" office:value-type="string">
            <text:p text:style-name="P8">Acteurs</text:p>
          </table:table-cell>
          <table:table-cell table:style-name="Tableau1.B2" office:value-type="string">
            <text:p text:style-name="P8">- Conducteur du véhicule</text:p>
            <text:p text:style-name="P8">- Gardien</text:p>
          </table:table-cell>
        </table:table-row>
        <table:table-row>
          <table:table-cell table:style-name="Tableau1.A2" office:value-type="string">
            <text:p text:style-name="P8">Date de création</text:p>
          </table:table-cell>
          <table:table-cell table:style-name="Tableau1.B4" office:value-type="date" office:date-value="2017-11-13">
            <text:p text:style-name="P8">13/11/17</text:p>
          </table:table-cell>
        </table:table-row>
        <table:table-row>
          <table:table-cell table:style-name="Tableau1.A2" office:value-type="string">
            <text:p text:style-name="P8">Date de dernière modification</text:p>
          </table:table-cell>
          <table:table-cell table:style-name="Tableau1.B4" office:value-type="date" office:date-value="2017-11-13">
            <text:p text:style-name="P8">13/11/17</text:p>
          </table:table-cell>
        </table:table-row>
        <table:table-row>
          <table:table-cell table:style-name="Tableau1.A2" office:value-type="string">
            <text:p text:style-name="P8">Version</text:p>
          </table:table-cell>
          <table:table-cell table:style-name="Tableau1.B6" office:value-type="float" office:value="1">
            <text:p text:style-name="P8">1</text:p>
          </table:table-cell>
        </table:table-row>
        <table:table-row>
          <table:table-cell table:style-name="Tableau1.A2" office:value-type="string">
            <text:p text:style-name="P8">Auteur</text:p>
          </table:table-cell>
          <table:table-cell table:style-name="Tableau1.B2" office:value-type="string">
            <text:p text:style-name="P8">Delaune Rémi</text:p>
          </table:table-cell>
        </table:table-row>
      </table:table>
      <text:p text:style-name="P3"/>
      <text:p text:style-name="P4">1<text:tab/>Pré-conditions :</text:p>
      <text:p text:style-name="P4"/>
      <text:list xml:id="list1726525885668169013" text:style-name="L1">
        <text:list-item>
          <text:p text:style-name="P10">Système fonctionnel</text:p>
        </text:list-item>
        <text:list-item>
          <text:p text:style-name="P10">Véhicule en entrée</text:p>
        </text:list-item>
        <text:list-item>
          <text:p text:style-name="P10">Pas de véhicule en sortie</text:p>
        </text:list-item>
      </text:list>
      <text:p text:style-name="P6"/>
      <text:p text:style-name="P4">2<text:tab/>Scénario principal :</text:p>
      <text:p text:style-name="P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9">Conducteur</text:p>
          </table:table-cell>
          <table:table-cell table:style-name="Tableau2.A1" office:value-type="string">
            <text:p text:style-name="P9">Gardien</text:p>
          </table:table-cell>
          <table:table-cell table:style-name="Tableau2.C1" office:value-type="string">
            <text:p text:style-name="P9">Système</text:p>
          </table:table-cell>
        </table:table-row>
        <table:table-row>
          <table:table-cell table:style-name="Tableau2.A2" office:value-type="string">
            <text:p text:style-name="P8">N1 : Se place sur la boucle Amont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>N2 : Demande d'Authentification avec une carte ou en écrivant le code sur le clavier</text:p>
          </table:table-cell>
        </table:table-row>
        <table:table-row>
          <table:table-cell table:style-name="Tableau2.A2" office:value-type="string">
            <text:p text:style-name="P8">N3 : Entre une carte ou écrit un code sur le clavier 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>N4 : Validation de l'Authentification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>N5 : La barrière s'ouvre</text:p>
          </table:table-cell>
        </table:table-row>
        <table:table-row>
          <table:table-cell table:style-name="Tableau2.A2" office:value-type="string">
            <text:p text:style-name="P8">N6 : Le conducteur avance jusqu'à la boucle Aval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>N7 : La barrière se ferme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>N8 : Incrémentation du nombre de voiture et affichage sur le moniteur du gardien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>N9 : Lie la valeur affiché du nombre de voitures </text:p>
          </table:table-cell>
          <table:table-cell table:style-name="Tableau2.C2" office:value-type="string">
            <text:p text:style-name="P8"/>
          </table:table-cell>
        </table:table-row>
      </table:table>
      <text:p text:style-name="P5"/>
      <text:p text:style-name="P4">3<text:tab/>Scénario alternatifs :<text:span text:style-name="T1">Scénario alternatif A4 :</text:span></text:p>
      <text:p text:style-name="P7"><text:soft-page-break/>3.1<text:tab/>Scénario alternatif A4.1 : <text:span text:style-name="T2">Scénario quand le conducteur à rentré un mauvais code</text:span></text:p>
      <text:p text:style-name="P6"/>
      <text:p text:style-name="P6">Début point N4.</text:p>
      <text:p text:style-name="P6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9">Conducteur</text:p>
          </table:table-cell>
          <table:table-cell table:style-name="Tableau3.A1" office:value-type="string">
            <text:p text:style-name="P9">Gardien</text:p>
          </table:table-cell>
          <table:table-cell table:style-name="Tableau3.C1" office:value-type="string">
            <text:p text:style-name="P9">Système</text:p>
          </table:table-cell>
        </table:table-row>
        <table:table-row>
          <table:table-cell table:style-name="Tableau3.A2" office:value-type="string">
            <text:p text:style-name="P8">A3.1 : Le conducteur recule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>A3.2 : La barrière se ferme</text:p>
          </table:table-cell>
        </table:table-row>
      </table:table>
      <text:p text:style-name="P6"/>
      <text:p text:style-name="P6">Retour point N9.</text:p>
      <text:p text:style-name="P6"/>
      <text:p text:style-name="P4">5<text:tab/>Post-conditions</text:p>
      <text:p text:style-name="P6"/>
      <text:list xml:id="list874926811964545196" text:style-name="L2">
        <text:list-item>
          <text:p text:style-name="P11">Système fonctionnel</text:p>
        </text:list-item>
        <text:list-item>
          <text:p text:style-name="P11">Pas de véhicule sur la boucle Amont</text:p>
        </text:list-item>
        <text:list-item>
          <text:p text:style-name="P11">Pas de véhicule sur la boucle Aval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i DELAUNE</meta:initial-creator>
    <meta:creation-date>2017-11-13T11:15:17.72</meta:creation-date>
    <dc:date>2017-11-13T12:12:27.19</dc:date>
    <dc:creator>Rémi DELAUNE</dc:creator>
    <meta:editing-duration>PT40M16S</meta:editing-duration>
    <meta:editing-cycles>5</meta:editing-cycles>
    <meta:generator>OpenOffice/4.1.1$Win32 OpenOffice.org_project/411m6$Build-9775</meta:generator>
    <meta:document-statistic meta:table-count="3" meta:image-count="0" meta:object-count="0" meta:page-count="2" meta:paragraph-count="47" meta:word-count="215" meta:character-count="1210"/>
  </office:meta>
</office:document-meta>
</file>